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Segoe UI" svg:font-family="'Segoe UI'"/>
    <style:font-face style:name="фкш" svg:font-family="фкш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5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7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28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9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1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2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P33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 loext:opacity="100%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font-name-asian="Arial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font-size="10pt" style:font-name-asian="Arial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7" style:family="text">
      <style:text-properties style:text-position="0% 100%" fo:language="en" fo:country="US"/>
    </style:style>
    <style:style style:name="T18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19" style:family="text">
      <style:text-properties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/>
    </style:style>
    <style:style style:name="T20" style:family="text">
      <style:text-properties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text-position="0% 100%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T22" style:family="text">
      <style:text-properties style:text-position="0% 100%" fo:background-color="transparent"/>
    </style:style>
    <style:style style:name="T23" style:family="text">
      <style:text-properties style:text-position="0% 100%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T24" style:family="text">
      <style:text-properties fo:font-style="normal" fo:background-color="transparent" style:font-style-asian="normal" style:font-style-complex="normal"/>
    </style:style>
    <style:style style:name="T25" style:family="text">
      <style:text-properties fo:color="#323232" style:text-position="0% 100%" style:font-name="Segoe UI" fo:font-size="9pt" fo:font-style="normal" fo:font-weight="bold" fo:background-color="transparent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T26" style:family="text">
      <style:text-properties fo:color="#323232" style:text-position="0% 100%" style:font-name="Segoe UI" fo:font-size="9pt" fo:language="en" fo:country="US" fo:font-style="normal" style:text-underline-style="none" fo:font-weight="bold" fo:background-color="transparent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T27" style:family="text">
      <style:text-properties fo:color="#323232" style:text-position="0% 100%" style:font-name="Segoe UI" fo:font-size="10pt" fo:font-style="normal" fo:font-weight="normal" fo:background-color="transparent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28" style:family="text">
      <style:text-properties fo:color="#323232" style:text-position="0% 100%" style:font-name="Segoe UI" fo:font-size="10pt" fo:language="en" fo:country="US" fo:font-style="normal" style:text-underline-style="none" fo:font-weight="normal" fo:background-color="transparent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29" style:family="text">
      <style:text-properties fo:color="#323232" style:text-position="0% 100%" style:font-name="фкш" fo:font-size="10pt" fo:font-style="normal" fo:font-weight="normal" fo:background-color="transparent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30" style:family="text">
      <style:text-properties fo:color="#323232" style:text-position="0% 100%" style:font-name="Arial" fo:font-size="10pt" fo:font-style="normal" fo:font-weight="normal" fo:background-color="transparent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31" style:family="text">
      <style:text-properties fo:color="#323232" style:text-position="0% 100%" style:font-name="Arial" fo:font-size="10pt" fo:language="en" fo:country="US" fo:font-style="normal" style:text-underline-style="none" fo:font-weight="normal" fo:background-color="transparent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32" style:family="text">
      <style:text-properties fo:color="#323232" style:text-position="0% 100%" style:font-name="Arial" fo:font-size="10pt" fo:language="en" fo:country="US" fo:font-style="normal" style:text-underline-style="none" fo:font-weight="bold" fo:background-color="transparent" style:font-name-asian="Segoe UI" style:font-size-asian="10pt" style:font-style-asian="normal" style:font-weight-asian="bold" style:font-name-complex="Segoe UI" style:font-size-complex="10pt" style:font-style-complex="normal" style:font-weight-complex="bold"/>
    </style:style>
    <style:style style:name="T33" style:family="text">
      <style:text-properties fo:color="#323232" style:text-position="0% 100%" style:font-name="Arial" fo:font-size="9pt" fo:language="en" fo:country="US" fo:font-style="normal" style:text-underline-style="none" fo:font-weight="bold" fo:background-color="transparent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T34" style:family="text">
      <style:text-properties style:font-name="Arial"/>
    </style:style>
    <style:style style:name="T35" style:family="text">
      <style:text-properties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T3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Date of calibration:</text:p>
          </table:table-cell>
          <table:table-cell table:style-name="Таблица3.A1" office:value-type="string">
            <text:p text:style-name="P26">$date</text:p>
          </table:table-cell>
        </table:table-row>
        <table:table-row>
          <table:table-cell table:style-name="Таблица3.A1" office:value-type="string">
            <text:p text:style-name="P25">Type:</text:p>
          </table:table-cell>
          <table:table-cell table:style-name="Таблица3.A1" office:value-type="string">
            <text:p text:style-name="P11">X-ray radiation dosimeter $type</text:p>
          </table:table-cell>
        </table:table-row>
        <table:table-row>
          <table:table-cell table:style-name="Таблица3.A1" office:value-type="string">
            <text:p text:style-name="P7"><text:span text:style-name="T6">S</text:span>/<text:span text:style-name="T6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3">Measurement limits:</text:p>
          </table:table-cell>
          <table:table-cell table:style-name="Таблица3.A1" office:value-type="string">
            <text:p text:style-name="Standard"><text:span text:style-name="T4">Ḣ</text:span><text:span text:style-name="T31">'</text:span><text:span text:style-name="T21">(</text:span><text:span text:style-name="T21">0.07)</text:span><text:span text:style-name="T5">: <text:s/>50 nSv/h – 100 µSv/h</text:span></text:p>
          </table:table-cell>
        </table:table-row>
        <table:table-row>
          <table:table-cell table:style-name="Таблица3.A1" office:value-type="string">
            <text:p text:style-name="P3">Measurement error:</text:p>
          </table:table-cell>
          <table:table-cell table:style-name="Таблица3.A1" office:value-type="string">
            <text:p text:style-name="P18">±15%</text:p>
          </table:table-cell>
        </table:table-row>
      </table:table>
      <text:p text:style-name="P5">Operating conditions:</text:p>
      <text:p text:style-name="P23"><text:span text:style-name="T10">- </text:span><text:span text:style-name="T7">Air temperature<text:tab/></text:span><text:span text:style-name="T11"><text:tab/><text:tab/><text:tab/>+</text:span><text:span text:style-name="T7">$temp</text:span><text:span text:style-name="T11"> °</text:span><text:span text:style-name="T7">C</text:span></text:p>
      <text:p text:style-name="P23"><text:span text:style-name="T10">- </text:span><text:span text:style-name="T7">Atmospheric pressure<text:tab/><text:tab/><text:tab/>$preasure kPa</text:span></text:p>
      <text:p text:style-name="P23"><text:span text:style-name="T10">- </text:span><text:span text:style-name="T7">Relative humidity<text:tab/><text:tab/><text:tab/>$vlag %</text:span></text:p>
      <text:p text:style-name="P24"><text:span text:style-name="T9">- </text:span>Gamma radiation background<text:tab/><text:tab/>$bground nSv/h</text:p>
      <text:p text:style-name="P13"><text:span text:style-name="Знак_20_примечания"><text:span text:style-name="T12"/></text:span></text:p>
      <text:p text:style-name="P13"><text:span text:style-name="Знак_20_примечания"><text:span text:style-name="T13">Calibration means</text:span></text:span><text:span text:style-name="Знак_20_примечания"><text:span text:style-name="T16">:</text:span></text:span><text:span text:style-name="Знак_20_примечания"><text:span text:style-name="T15"> </text:span></text:span></text:p>
      <text:p text:style-name="P30"><text:span text:style-name="Знак_20_примечания"><text:span text:style-name="T14">- <text:s/>$eng_facility_007_110$.</text:span></text:span></text:p>
      <text:p text:style-name="P8"/>
      <text:p text:style-name="P31">Calibration data</text:p>
      <text:p text:style-name="P6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8"><text:span text:style-name="T20">$type S/N</text:span><text:span text:style-name="T2">:</text:span><text:span text:style-name="T19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8"><text:span text:style-name="T6">Conventionally true value of the dose rate from </text:span><text:span text:style-name="T8">241</text:span><text:span text:style-name="T17">Am</text:span><text:span text:style-name="T6"> radionuclide, </text:span><text:span text:style-name="T18"><draw:frame draw:style-name="fr2" draw:name="Объект2" text:anchor-type="as-char" svg:y="-0.1339in" svg:width="0.7165in" style:rel-width="scale" svg:height="0.18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29">Calibration data,</text:p>
            <text:p text:style-name="P22"><draw:frame draw:style-name="fr2" draw:name="Объект6" text:anchor-type="as-char" svg:y="-0.152in" svg:width="0.661in" style:rel-width="scale" svg:height="0.2043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9"><text:span text:style-name="T6">0.07</text:span> μSv/h</text:p>
          </table:table-cell>
          <table:table-cell table:style-name="t1.B3" office:value-type="string">
            <text:p text:style-name="P10">$1-00 µSv/h</text:p>
          </table:table-cell>
        </table:table-row>
        <table:table-row table:style-name="t1.1">
          <table:table-cell table:style-name="t1.A3" office:value-type="string">
            <text:p text:style-name="P9">0.7 μSv/h</text:p>
          </table:table-cell>
          <table:table-cell table:style-name="t1.B3" office:value-type="string">
            <text:p text:style-name="P10">$1-01 µSv/h</text:p>
          </table:table-cell>
        </table:table-row>
        <table:table-row table:style-name="t1.1">
          <table:table-cell table:style-name="t1.A3" office:value-type="string">
            <text:p text:style-name="P9">7 μSv/h</text:p>
          </table:table-cell>
          <table:table-cell table:style-name="t1.B3" office:value-type="string">
            <text:p text:style-name="P10">$1-0<text:span text:style-name="T6">2</text:span> µSv/h</text:p>
          </table:table-cell>
        </table:table-row>
        <table:table-row table:style-name="t1.1">
          <table:table-cell table:style-name="t1.A6" office:value-type="string">
            <text:p text:style-name="P9">70 μSv/h</text:p>
          </table:table-cell>
          <table:table-cell table:style-name="t1.B6" office:value-type="string">
            <text:p text:style-name="P10">$1-0<text:span text:style-name="T6">3</text:span> µSv/h</text:p>
          </table:table-cell>
        </table:table-row>
      </table:table>
      <text:p text:style-name="P27"/>
      <text:p text:style-name="P32">$eng_certificate_text$.</text:p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4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4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Segoe UI" svg:font-family="'Segoe UI'"/>
    <style:font-face style:name="фкш" svg:font-family="фкш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8T14:27:45.85</dc:date>
    <meta:print-date>2026-02-20T11:24:37.33</meta:print-date>
    <meta:editing-cycles>176</meta:editing-cycles>
    <meta:editing-duration>PT15H12M42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94" meta:character-count="76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  <mi>'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'}} rsub {0 i} (0.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  <mi>'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'}}} rsub {i} (0.07)</annotation>
  </semantics>
</math>
</file>